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.fromString( long transactionId , String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checkIndexingQue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ction.Action( long transactionId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.Start( long transac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getNamespac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enqueueUnusedSeg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eateIndex.execute( Multi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nde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latileCommit.execute( Multi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Index.executeAndLog( Action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teNode.fromString( long transactionId , String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it.fromString( long transactionId , String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checkFlus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ddIndex.fromString( long transactionId , String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scheduleFlush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Index.checkVolatile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.getTransac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Index.DeleteIndex( long transactionId , String index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Index.getVolatil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getTransac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Index.fromString( long transactionId , String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AddNode( long transactionId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.execute( Multi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attempt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Index.hasIndex( String index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Index.getIndexRead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ultiIndex.createInitialIndex( ItemStateManager stateMgr , NodeId rootId , Path roo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ultiIndex.createDocument( NodeStat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atileCommi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Index.getIndexing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getRedoLog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AddNode( long transactionId ,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Index.removeAllDocuments( UUID uu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ultiIndex.getIndexReaders( String [ ] indexNames , IndexListener listen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ultiIndex.numDo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mit.execute( Multi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Node.execute( MultiIndex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Index.flu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Index.replaceIndexes( String [ ] obsoleteIndexes , PersistentIndex index , Collection delet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leteIndex.execute( MultiIndex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Index.commitVolatile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ltiIndex.deleteIndex( Persistent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Index.execute( MultiIndex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Index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Index.CreateIndex( long transactionId , String index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i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atileCommit.fromString( long transactionId , String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removeDele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Index.getIndexForma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Index.undo( MultiIndex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latileCommit.VolatileCommit( long transactionId , String targe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Inde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Index.createDocument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Index.createIndex( NodeState node , Path path , ItemStateManager stat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ddIndex.AddIndex( long transactionId , String index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Index.removeDocument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update( Collection remove , Collection ad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ddNode.execute( MultiIndex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it.Commit( long transac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ddNode.fromString( long transactionId , String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on.undo( Multi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eteNode.DeleteNode( long transactionId ,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Index.addDocumen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Inde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te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teIndex.fromString( long transactionId , String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Index.resetVolatil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Index.getOrCreateIndex( String index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reateIndex.getIndex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fromString( String lin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ultiIndex.releaseMulti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Index.MultiIndex( SearchIndex handler , Set excludedID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66">
            <text:p text:style-name="Table_20_Contents"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